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rint 3:</text:p>
      <text:p text:style-name="Standard">Privatizar la comunicación entre dos clientes.</text:p>
      <text:p text:style-name="Standard"/>
      <text:p text:style-name="Standard">Objetivos.</text:p>
      <text:p text:style-name="Standard">Partimos de la comunicación entre dos clientes, pero dicha comunicación es pública, por lo tanto tenemos que dotarla de privacidad para que solo el paciente y el doctor autorizados se conecten a ella.</text:p>
      <text:p text:style-name="Standard"/>
      <text:p text:style-name="Standard">Tareas:</text:p>
      <text:p text:style-name="Standard">Creación de un manejador de autorización para la sala.</text:p>
      <text:p text:style-name="Standard"/>
      <text:p text:style-name="Standard">Proceso:</text:p>
      <text:p text:style-name="Standard">Primero tenemos que crear una nueva tabla en la base de datos para que podamos añadir lo que llamaremos cita de médico-paciente-sala.</text:p>
      <text:p text:style-name="Standard"/>
      <text:p text:style-name="Standard">También crearemos una función para saber si el cliente que se conecta está autorizado.</text:p>
      <text:p text:style-name="Standard"/>
      <text:p text:style-name="Standard">Esto lo conseguimos haciendo un modulo nuevo room-manager.js</text:p>
      <text:p text:style-name="Standard"/>
      <text:p text:style-name="Standard"/>
      <text:p text:style-name="Standard"/>
      <text:p text:style-name="Standard">exports.addNewDate = function(newData, callback)</text:p>
      <text:p text:style-name="Standard">{</text:p>
      <text:p text:style-name="Standard"><text:tab/>var data = {};</text:p>
      <text:p text:style-name="Standard"><text:tab/>dates.findOne({date:newData.date}, function(e, d) {</text:p>
      <text:p text:style-name="Standard"><text:tab/><text:tab/>if (d){</text:p>
      <text:p text:style-name="Standard"><text:tab/><text:tab/><text:tab/>callback('date-taken');</text:p>
      <text:p text:style-name="Standard"><text:tab/><text:tab/>}<text:tab/>else{</text:p>
      <text:p text:style-name="Standard"><text:tab/><text:tab/><text:tab/>data.patient=newData.patient;</text:p>
      <text:p text:style-name="Standard"><text:tab/><text:tab/><text:tab/>data.doctor = newData.doctor;</text:p>
      <text:p text:style-name="Standard"><text:tab/><text:tab/><text:tab/>data.roomId=newData.roomId;</text:p>
      <text:p text:style-name="Standard"><text:tab/><text:tab/><text:tab/>dates.insert(data, {safe: true}, callback);</text:p>
      <text:p text:style-name="Standard"><text:tab/><text:tab/>}</text:p>
      <text:p text:style-name="Standard"><text:tab/>});</text:p>
      <text:p text:style-name="Standard">}</text:p>
      <text:p text:style-name="Standard"></text:p>
      <text:p text:style-name="Standard">exports.isAuthorized = function(db, dni, roomId, callback)</text:p>
      <text:p text:style-name="Standard">{</text:p>
      <text:p text:style-name="Standard"><text:tab/>dates.findOne({roomId:roomId}, function(e, r) {</text:p>
      <text:p text:style-name="Standard"><text:tab/><text:tab/>if (r){</text:p>
      <text:p text:style-name="Standard"><text:tab/><text:tab/><text:tab/><text:tab/>if (db==DBPATIENTS ){</text:p>
      <text:p text:style-name="Standard"><text:tab/><text:tab/><text:tab/><text:tab/><text:tab/>if (r.patient == dni) callback(null, r);</text:p>
      <text:p text:style-name="Standard"><text:tab/><text:tab/><text:tab/><text:tab/><text:tab/>else callback('Patient-no-Authorized');</text:p>
      <text:p text:style-name="Standard"><text:tab/><text:tab/><text:tab/><text:tab/>} else {</text:p>
      <text:p text:style-name="Standard"><text:tab/><text:tab/><text:tab/><text:tab/><text:tab/>if <text:s/>(db==DBDOCTORS ){</text:p>
      <text:p text:style-name="Standard"></text:p>
      <text:p text:style-name="Standard"><text:tab/><text:tab/><text:tab/><text:tab/><text:tab/><text:tab/>if (r.doctor == dni) callback(null, r);</text:p>
      <text:p text:style-name="Standard"><text:tab/><text:tab/><text:tab/><text:tab/><text:tab/><text:tab/>else callback('Doctor-no-Authorized');</text:p>
      <text:p text:style-name="Standard"><text:tab/><text:tab/><text:tab/><text:tab/><text:tab/>}</text:p>
      <text:p text:style-name="Standard"><text:tab/><text:tab/><text:tab/><text:tab/>}</text:p>
      <text:p text:style-name="Standard"><text:tab/><text:tab/>}else{</text:p>
      <text:p text:style-name="Standard"><text:tab/><text:tab/><text:tab/>callback('Room-no-exist');</text:p>
      <text:p text:style-name="Standard"><text:soft-page-break/><text:tab/><text:tab/>}</text:p>
      <text:p text:style-name="Standard"><text:tab/>});</text:p>
      <text:p text:style-name="Standard">};</text:p>
      <text:p text:style-name="Standard"/>
      <text:p text:style-name="Standard">Ahora en el router.js solo temenos que añadir la función pasandole como callback el renderizado de la página, o que nos devuelva el error.</text:p>
      <text:p text:style-name="Standard"/>
      <text:p text:style-name="Standard">RM.isAuthorized( req.session.db,req.session.user.dni,req.params.room,function(e , o) {</text:p>
      <text:p text:style-name="Standard"><text:tab/><text:tab/><text:tab/><text:tab/>if (o) {</text:p>
      <text:p text:style-name="Standard"><text:tab/><text:tab/><text:tab/><text:tab/><text:tab/>res.render('room', {</text:p>
      <text:p text:style-name="Standard"><text:tab/><text:tab/><text:tab/><text:tab/><text:tab/><text:tab/><text:tab/><text:tab/>title : 'Room',</text:p>
      <text:p text:style-name="Standard"><text:tab/><text:tab/><text:tab/><text:tab/><text:tab/><text:tab/><text:tab/><text:tab/>udata : req.session.user</text:p>
      <text:p text:style-name="Standard"><text:tab/><text:tab/><text:tab/><text:tab/><text:tab/><text:tab/><text:tab/>});</text:p>
      <text:p text:style-name="Standard"><text:tab/><text:tab/><text:tab/><text:tab/>}else{</text:p>
      <text:p text:style-name="Standard"><text:tab/><text:tab/><text:tab/><text:tab/><text:tab/>res.send(e,400);</text:p>
      <text:p text:style-name="Standard"><text:tab/><text:tab/><text:tab/><text:tab/>}</text:p>
      <text:p text:style-name="Standard"><text:tab/><text:tab/><text:tab/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08:46:49</meta:creation-date>
    <meta:generator>LibreOffice/3.5$Linux_x86 LibreOffice_project/350m1$Build-2</meta:generator>
    <dc:date>2014-04-07T09:12:01</dc:date>
    <meta:editing-duration>PT2M52S</meta:editing-duration>
    <meta:editing-cycles>4</meta:editing-cycles>
    <meta:document-statistic meta:table-count="0" meta:image-count="0" meta:object-count="0" meta:page-count="2" meta:paragraph-count="55" meta:word-count="217" meta:character-count="1745" meta:non-whitespace-character-count="1411"/>
  </office:meta>
</office:document-meta>
</file>